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4pt" officeooo:rsid="001011b7" officeooo:paragraph-rsid="001011b7" style:font-size-asian="12.25pt" style:font-size-complex="14pt"/>
    </style:style>
    <style:style style:name="P2" style:family="paragraph" style:parent-style-name="Standard">
      <style:paragraph-properties fo:text-align="center" style:justify-single-word="false"/>
      <style:text-properties fo:font-size="14pt" fo:font-weight="bold" officeooo:rsid="001029c9" officeooo:paragraph-rsid="001029c9" style:font-size-asian="12.25pt" style:font-weight-asian="bold" style:font-size-complex="14pt" style:font-weight-complex="bold"/>
    </style:style>
    <style:style style:name="T1" style:family="text">
      <style:text-properties officeooo:rsid="001144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riation d’épaisseur du permafrost</text:p>
      <text:p text:style-name="P1"/>
      <text:p text:style-name="P1">Le permafrost est un sol gelée, il contient du méthane gelé depuis 100 000 ans. Depuis 2010 en Sibérie son épaisseur diminue fortement, on craint que la libération du méthane entraine un retroaction positive et donc une accélération du réchaufement climatiqu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08:34:21.102476759</meta:creation-date>
    <meta:generator>LibreOffice/7.5.1.2$Linux_X86_64 LibreOffice_project/50$Build-2</meta:generator>
    <dc:date>2023-04-14T17:11:11.348839412</dc:date>
    <meta:editing-duration>PT8H36M50S</meta:editing-duration>
    <meta:editing-cycles>3</meta:editing-cycles>
    <meta:document-statistic meta:table-count="0" meta:image-count="0" meta:object-count="0" meta:page-count="1" meta:paragraph-count="2" meta:word-count="45" meta:character-count="295" meta:non-whitespace-character-count="252"/>
  </office:meta>
</office:document-meta>
</file>